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line-height="150%"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line-height="150%"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line-height="150%"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4">
      <style:paragraph-properties fo:line-height="150%"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list-style-name="L5">
      <style:paragraph-properties fo:line-height="150%" fo:orphans="2" fo:widows="2"/>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line-height="150%"/>
    </style:style>
    <style:style style:name="P7" style:family="paragraph" style:parent-style-name="Text_20_body" style:list-style-name="L6">
      <style:paragraph-properties fo:line-height="150%" fo:orphans="2" fo:widows="2"/>
    </style:style>
    <style:style style:name="P8"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font-style="normal" fo:font-weight="normal" officeooo:rsid="000e556c" officeooo:paragraph-rsid="000e556c"/>
    </style:style>
    <style:style style:name="P9"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font-style="normal" fo:font-weight="normal" officeooo:paragraph-rsid="000e556c"/>
    </style:style>
    <style:style style:name="P11"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font-style="normal" fo:font-weight="bold"/>
    </style:style>
    <style:style style:name="P12" style:family="paragraph" style:parent-style-name="Text_20_body">
      <style:paragraph-properties fo:margin-left="0in" fo:margin-right="0in" fo:line-height="150%" fo:orphans="2" fo:widows="2" fo:text-indent="0in" style:auto-text-indent="false"/>
    </style:style>
    <style:style style:name="P13" style:family="paragraph" style:parent-style-name="Text_20_body" style:list-style-name="L1">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2">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3">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4">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7" style:family="paragraph" style:parent-style-name="Text_20_body" style:list-style-name="L5">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8" style:family="paragraph" style:parent-style-name="Text_20_body" style:list-style-name="L6">
      <style:paragraph-properties fo:margin-top="0in" fo:margin-bottom="0in" loext:contextual-spacing="false" fo:line-height="150%" fo:orphans="2" fo:widows="2"/>
      <style:text-properties fo:font-variant="normal" fo:text-transform="none" fo:color="#000000" style:font-name="Times New Roman" fo:font-size="14pt" fo:letter-spacing="normal" fo:font-style="normal" fo:font-weight="normal"/>
    </style:style>
    <style:style style:name="P19" style:family="paragraph" style:parent-style-name="Horizontal_20_Line">
      <style:paragraph-properties fo:line-height="150%"/>
    </style:style>
    <style:style style:name="P20" style:family="paragraph" style:parent-style-name="Heading_20_2">
      <style:paragraph-properties fo:line-height="150%"/>
      <style:text-properties fo:font-variant="normal" fo:text-transform="none" fo:color="#000000" style:font-name="Times New Roman" fo:font-size="14pt" fo:letter-spacing="normal" fo:font-style="normal" fo:font-weight="normal"/>
    </style:style>
    <style:style style:name="T1" style:family="text">
      <style:text-properties fo:font-style="italic"/>
    </style:style>
    <style:style style:name="T2" style:family="text">
      <style:text-properties fo:color="#000000" style:font-name="Times New Roman" fo:font-size="14pt" fo:letter-spacing="normal" fo:font-style="italic" fo:font-weight="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officeooo:rsid="000e556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C++ - Working with bits and bytes</text:h>
      <text:p text:style-name="P19"/>
      <text:p text:style-name="P9">All data is stored on a computer as sequences of bits, and characters are stored as the binary representations of their ASCII codes. In this lab, we will experiment with the facilities provided by C++ to use and manipulate the binary representations of data, and some low-level I/O facilities.</text:p>
      <text:p text:style-name="P11"/>
      <text:p text:style-name="P11"/>
      <text:p text:style-name="P11">Representing Integers</text:p>
      <text:p text:style-name="P9">As we have seen integers are represented in one word of memory. We have also discussed how to compute the decimal value for a given bit pattern. Given a bit pattern, the rightmost bit is called the 0-th bit, the next bit to the right the 1-st bit, etc. Then, to compute the decimal value of a bit pattern, we sum the products of <text:span text:style-name="T1">i</text:span> and the <text:span text:style-name="T1">i</text:span>-th power of 2. For example, the bit pattern 1101 corresponds to the decimal value 13, and is computed as (1 * 2^3 + 1 * 2^2 + 0 * 2^1 + 1 * 2^0).</text:p>
      <text:p text:style-name="P12"><text:span text:style-name="T3">What about negative numbers, though? To consider the representation of negative numbers, we first fix the word length in which integers are represented. On our lab computers, this word length is 32. As an example, suppose we are representing integers in 5 bit words. Then, the integer 3 is represented as 00011, and the decimal number 10 is represented as 01010. If dealing with only positive integers (i.e., the type </text:span><text:span text:style-name="Source_20_Text"><text:span text:style-name="T3">unsigned int</text:span></text:span><text:span text:style-name="T3">of C++), the bit pattern 11000 would represent the decimal value 24. But, if the same bit pattern were to represent positive an negative numbers (i.e., the type </text:span><text:span text:style-name="Source_20_Text"><text:span text:style-name="T3">int</text:span></text:span><text:span text:style-name="T3"> of C++), then we use the leftmost bit to indicate the sign of the number. Thus in this case, the bit pattern must represent a negative number.</text:span></text:p>
      <text:p text:style-name="P11"/>
      <text:p text:style-name="P11"><text:soft-page-break/>2s-complement</text:p>
      <text:p text:style-name="P10">The magnitude of the number represented by a bit pattern with a 1 as the leftmost bit is obtained by getting the 2s-complement of the bit pattern. The 2s-complement of a bit pattern is obtained by<text:span text:style-name="T5">Hexadecimal Numbers</text:span></text:p>
      <text:p text:style-name="P8"/>
      <text:p text:style-name="P8">On present day computers, the word length is typically 64 bits. Writing out such bit patterns is quite inconvenient. A more compact way to write the bit pattern is using the corresponding hexadecimal (base 16) representation. In the hexadecimal system, we have 16 symbols 0-9 and A-F, where A-F correspond to the values 10-15, respectively. When computing the decimal value of a hexadecimal number, one follows the same process as converting a bit pattern to decimal, except that we use powers of 16. Thus, the hexadecimal number A4 represents the decimal number (A * 16^1) + (4 * 16^0) = (10 * 16) + 4 = 164.</text:p>
      <text:p text:style-name="P8"/>
      <text:p text:style-name="P8">It is useful to note that 2^4 = 16. Thus, each hexadecimal digit can be written as a 4-bit binary number. Thus, A in hexadecimal can be written as 1010 in 4 bits, and 4 in hexadecimal can be written as 0100 in 4 bits. Then, A4 in hexadecimal can be written as 10100100. Verify, using the method above to find the decimal value of a bit pattern, that the bit pattern 10100110 represents the decimal value 164.</text:p>
      <text:p text:style-name="P8"/>
      <text:p text:style-name="P8">Similarly, given a bit pattern, we can write the corresponding hexadecimal representation by writing the hexadecimal digit for each of the groups of 4 bits, starting the grouping process from the right. For example, the bit pattern 010010 can be written as 12 in hexadecimal since the group 0010 corresponds to the hexadecimal digit 2, and the group 0001 corresponds to the hexadecimal digit 1. Note that since our original bit pattern has 6 bits, we added two 0s to the left to make the length divisble by 4 so that we <text:soft-page-break/>could make groups of 4 bits starting from the right. Verify that the decimal value of the hexadecimal number 12 is the same as teh decimal value of the binary number 010010.</text:p>
      <text:p text:style-name="P8"/>
      <text:p text:style-name="P8">We use the hexadecimal number system only as a convenient, compact way to represent binary numbers; we do not care if the binary number represents a positive or negative number. In fact, we use the hexadecimal notation essentially to know bit patterns in a compact way, and the underlying bit pattern may represent an integer, an address, a sequence of characters, etc.</text:p>
      <text:p text:style-name="P8"/>
      <text:p text:style-name="P8">Work out the following, and show your work to the instructor or to the TA before proceeding.</text:p>
      <text:p text:style-name="P8">What is the (positive) decimal value of the hexadecimal number AF?</text:p>
      <text:p text:style-name="P8">What is the bit pattern that corresponds to the hexadecimal number AF?</text:p>
      <text:p text:style-name="P8">What is the hexadecimal representation for the following bit patterns?</text:p>
      <text:p text:style-name="P8">011010111100</text:p>
      <text:p text:style-name="P8">101011101</text:p>
      <text:p text:style-name="P8">Suppose the word length is 8. Could a word, of type int, that contains a bit pattern whose hexadecimal representation is A7 represent a positive number? Explain your answer.</text:p>
      <text:list xml:id="list7544380014852731116" text:style-name="L1">
        <text:list-item>
          <text:p text:style-name="P13">flipping all the bits, and then</text:p>
        </text:list-item>
        <text:list-item>
          <text:p text:style-name="P1">adding 1 to the bit pattern.</text:p>
        </text:list-item>
      </text:list>
      <text:p text:style-name="P9">Thus, the 2s-complement of 11000 is obtained as:</text:p>
      <text:list xml:id="list4252196393837986392" text:style-name="L2">
        <text:list-item>
          <text:p text:style-name="P14">flip all the bits: 00111</text:p>
        </text:list-item>
        <text:list-item>
          <text:p text:style-name="P2">add 1: 00111 + 1 = 01000</text:p>
        </text:list-item>
      </text:list>
      <text:p text:style-name="P9"><text:soft-page-break/>The value of the bit pattern 01000 is 8. Thus, when representing positive and negative integers, the bit pattern 11000 represents the number -8.</text:p>
      <text:p text:style-name="P9">To find the bit pattern (with <text:span text:style-name="T1">k</text:span> bits where <text:span text:style-name="T1">k</text:span> is the word size) representing a negative number, the process is:</text:p>
      <text:list xml:id="list1303250110030181133" text:style-name="L3">
        <text:list-item>
          <text:p text:style-name="P15">write the bit pattern for the magnitude of the number, and then</text:p>
        </text:list-item>
        <text:list-item>
          <text:p text:style-name="P3">find the 2s-complement of the bit pattern.</text:p>
        </text:list-item>
      </text:list>
      <text:p text:style-name="P12"><text:span text:style-name="T3">Thus, to represent -9 in 5 bits, i.e. </text:span><text:span text:style-name="T2">k</text:span><text:span text:style-name="T4"> </text:span><text:span text:style-name="T3">= 5,</text:span></text:p>
      <text:list xml:id="list2876428562187012289" text:style-name="L4">
        <text:list-item>
          <text:p text:style-name="P16">write the bit pattern for 9 in 5 bits: 01001</text:p>
        </text:list-item>
        <text:list-item>
          <text:p text:style-name="P16">find the 2s-complement of 01001:</text:p>
          <text:list>
            <text:list-item>
              <text:p text:style-name="P16">flip all the bits: 10110</text:p>
            </text:list-item>
            <text:list-item>
              <text:p text:style-name="P4">add 1: 10110 + 1 = 10111.</text:p>
            </text:list-item>
          </text:list>
        </text:list-item>
      </text:list>
      <text:p text:style-name="P9">Thus, the representation of -9 in 5 bits is 10111.</text:p>
      <text:p text:style-name="P9">Work out the following, and show your work to the instructor or to the TA before proceeding.</text:p>
      <text:list xml:id="list8256087789008703681" text:style-name="L5">
        <text:list-item>
          <text:p text:style-name="P17">If the word size is 7, write the bit pattern representing -12.</text:p>
        </text:list-item>
        <text:list-item>
          <text:p text:style-name="P17">What is the decimal value represented by the bit pattern 1011001 when</text:p>
          <text:list>
            <text:list-item>
              <text:p text:style-name="P17">the word represents only positive integers?</text:p>
            </text:list-item>
            <text:list-item>
              <text:p text:style-name="P17">the word represents positive and negative integers?</text:p>
            </text:list-item>
          </text:list>
        </text:list-item>
        <text:list-item>
          <text:p text:style-name="P5">If the word of <text:span text:style-name="T1">k</text:span> bits represents positive and negative integers, what is the range of integers that can be represented in one word?</text:p>
        </text:list-item>
      </text:list>
      <text:p text:style-name="P11"/>
      <text:p text:style-name="P11"/>
      <text:p text:style-name="P11"/>
      <text:p text:style-name="P11"/>
      <text:p text:style-name="P11"><text:soft-page-break/>Hexadecimal Numbers</text:p>
      <text:p text:style-name="P9">On present day computers, the word length is typically 64 bits. Writing out such bit patterns is quite inconvenient. A more compact way to write the bit pattern is using the corresponding hexadecimal (base 16) representation. In the hexadecimal system, we have 16 symbols 0-9 and A-F, where A-F correspond to the values 10-15, respectively. When computing the decimal value of a hexadecimal number, one follows the same process as converting a bit pattern to decimal, except that we use powers of 16. Thus, the hexadecimal number A4 represents the decimal number (A * 16^1) + (4 * 16^0) = (10 * 16) + 4 = 164.</text:p>
      <text:p text:style-name="P9">It is useful to note that 2^4 = 16. Thus, each hexadecimal digit can be written as a 4-bit binary number. Thus, A in hexadecimal can be written as 1010 in 4 bits, and 4 in hexadecimal can be written as 0100 in 4 bits. Then, A4 in hexadecimal can be written as 10100100. Verify, using the method above to find the decimal value of a bit pattern, that the bit pattern 10100110 represents the decimal value 164.</text:p>
      <text:p text:style-name="P9">Similarly, given a bit pattern, we can write the corresponding hexadecimal representation by writing the hexadecimal digit for each of the groups of 4 bits, <text:span text:style-name="T1">starting the grouping process from the right</text:span>. For example, the bit pattern 010010 can be written as 12 in hexadecimal since the group 0010 corresponds to the hexadecimal digit 2, and the group 0001 corresponds to the hexadecimal digit 1. Note that since our original bit pattern has 6 bits, we added two 0s to the left to make the length divisble by 4 so that we could make groups of 4 bits starting from the right. Verify that the decimal value of the hexadecimal number 12 is the same as teh decimal value of the binary number 010010.</text:p>
      <text:p text:style-name="P9">We use the hexadecimal number system only as a convenient, compact way to represent binary numbers; we do not care if the binary number represents a positive or negative number. In fact, we use the hexadecimal notation essentially to know bit patterns in a compact way, and the underlying bit pattern may represent an integer, an address, a sequence of characters, etc.</text:p>
      <text:p text:style-name="P9"><text:soft-page-break/>Work out the following, and show your work to the instructor or to the TA before proceeding.</text:p>
      <text:list xml:id="list8909512169124468970" text:style-name="L6">
        <text:list-item>
          <text:p text:style-name="P18">What is the (positive) decimal value of the hexadecimal number AF?</text:p>
        </text:list-item>
        <text:list-item>
          <text:p text:style-name="P18">What is the bit pattern that corresponds to the hexadecimal number AF?</text:p>
        </text:list-item>
        <text:list-item>
          <text:p text:style-name="P18">What is the hexadecimal representation for the following bit patterns?</text:p>
          <text:list>
            <text:list-item>
              <text:p text:style-name="P18">011010111100</text:p>
            </text:list-item>
            <text:list-item>
              <text:p text:style-name="P18">101011101</text:p>
            </text:list-item>
          </text:list>
        </text:list-item>
        <text:list-item>
          <text:p text:style-name="P7"><text:span text:style-name="T3">Suppose the word length is 8. Could a word, of type </text:span><text:span text:style-name="Source_20_Text"><text:span text:style-name="T3">int</text:span></text:span><text:span text:style-name="T3">, that contains a bit pattern whose hexadecimal representation is A7 represent a positive number? Explain your answer.</text:span></text:p>
        </text:list-item>
      </text:list>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4:48:41.611465303</meta:creation-date>
    <meta:print-date>2017-01-24T14:51:15.832713355</meta:print-date>
    <dc:date>2017-01-24T14:51:26.120402964</dc:date>
    <meta:editing-duration>PT2M45S</meta:editing-duration>
    <meta:editing-cycles>1</meta:editing-cycles>
    <meta:document-statistic meta:table-count="0" meta:image-count="0" meta:object-count="0" meta:page-count="6" meta:paragraph-count="52" meta:word-count="1474" meta:character-count="8183" meta:non-whitespace-character-count="6780"/>
    <meta:generator>LibreOffice/5.1.4.2$Linux_X86_64 LibreOffice_project/10m0$Build-2</meta:generator>
  </office:meta>
</office:document-meta>
</file>